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2">LE ROUTAGE</text:p>
      <text:p text:style-name="P2"/>
      <text:p text:style-name="P3">Le routeur sert à router des paquets entre 2 réseaux, il peut intégrer un firewall.</text:p>
      <text:p text:style-name="P3"/>
      <text:p text:style-name="P3">L'ip de notre passerelle doit être dans le même réseau que notre machine</text:p>
      <text:p text:style-name="P3"/>
      <text:p text:style-name="P3">Dans l'exemple 3pc sur le même réseau (192.166.0.0) et 1 sur le réseau (192.168.42.0)</text:p>
      <text:p text:style-name="P3"/>
      <text:p text:style-name="P3">On fait 2 interfaces sur le routeur une pour le premier réseau et une pour l'autre, leur ip seront 192.168.0.254 et 192.168.42.254</text:p>
      <text:p text:style-name="P3">On relie le routeur au switch sur le deuxième port actif.</text:p>
      <text:p text:style-name="P3"/>
      <text:p text:style-name="P3">Mais pour séparer les réseaux on met un deuxième switch qu'on relie au PC3.</text:p>
      <text:p text:style-name="P3"/>
      <text:p text:style-name="P3">Pour les connexions : entre pc switch et routeur → câble droit et direct de routeur à pc → câble croisé</text:p>
      <text:p text:style-name="P3"/>
      <text:p text:style-name="P3"/>
      <text:p text:style-name="P3"/>
      <text:p text:style-name="P3">commande « curl http//ip vm » envoie une requête http pour voir si apache est fonctionnel</text:p>
      <text:p text:style-name="P3"/>
      <text:p text:style-name="P3"/>
      <text:p text:style-name="P3"/>
      <text:p text:style-name="P3">MITM :</text:p>
      <text:p text:style-name="P3"/>
      <text:p text:style-name="P3">sur kali installer ettercap</text:p>
      <text:p text:style-name="P3">commande = ettercap -T -Q -I eth0 -M arp /192.168.42.10//192.168.42.11/</text:p>
      <text:p text:style-name="P3">(wireshark pour voir le traf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19T13:18:26</meta:creation-date>
    <dc:date>2022-01-19T16:45:12</dc:date>
    <dc:creator>Jordan </dc:creator>
    <meta:editing-duration>PT1H31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14" meta:word-count="151" meta:character-count="845"/>
  </office:meta>
</office:document-meta>
</file>